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579cm"/>
    </style:style>
    <style:style style:name="co4" style:family="table-column">
      <style:table-column-properties fo:break-before="auto" style:column-width="2.371cm"/>
    </style:style>
    <style:style style:name="co5" style:family="table-column">
      <style:table-column-properties fo:break-before="auto" style:column-width="3.0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115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1-mtb-SSDL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6" table:default-cell-style-name="ce2"/>
        <table:table-column table:style-name="co7" table:default-cell-style-name="ce2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</text:p>
          </table:table-cell>
          <table:table-cell table:style-name="Default" office:value-type="string" calcext:value-type="string">
            <text:p>Score_SSDL</text:p>
          </table:table-cell>
          <table:table-cell table:style-name="Default" office:value-type="string" calcext:value-type="string">
            <text:p>MTB_auto_SSDL</text:p>
          </table:table-cell>
          <table:table-cell office:value-type="string" calcext:value-type="string">
            <text:p>#ALIVE_ALL</text:p>
          </table:table-cell>
          <table:table-cell table:style-name="Default" office:value-type="string" calcext:value-type="string">
            <text:p>Score_ALL</text:p>
          </table:table-cell>
          <table:table-cell table:style-name="Default" office:value-type="string" calcext:value-type="string">
            <text:p>MTB_auto_ALL</text:p>
          </table:table-cell>
          <table:table-cell office:value-type="string" calcext:value-type="string">
            <text:p>SSDL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,8</text:p>
          </table:table-cell>
          <table:table-cell table:formula="of:=([.I2]-[.C2])/[.I2]" office:value-type="float" office:value="0.492682926829268" calcext:value-type="float">
            <text:p>0,49</text:p>
          </table:table-cell>
          <table:table-cell table:formula="of:=IF([.C2]=0;0;[.$B$45]*[.$B2]+[.C2]*[.$B$46]+[.C2]*[.$B$45]*[.B2])" office:value-type="float" office:value="0.2114749858" calcext:value-type="float">
            <text:p>0,21</text:p>
          </table:table-cell>
          <table:table-cell office:value-type="float" office:value="556.7" calcext:value-type="float">
            <text:p>556,7</text:p>
          </table:table-cell>
          <table:table-cell table:formula="of:=([.J2]-[.F2])/[.J2]" office:value-type="float" office:value="0.454750244857982" calcext:value-type="float">
            <text:p>0,45</text:p>
          </table:table-cell>
          <table:table-cell table:formula="of:=IF([.F2]=0;0;[.$B$45]*[.$B2]+[.F2]*[.$B$46]+[.F2]*[.$B$45]*[.$B2])" office:value-type="float" office:value="5.6597912952" calcext:value-type="float">
            <text:p>5,66</text:p>
          </table:table-cell>
          <table:table-cell office:value-type="float" office:value="41" calcext:value-type="float">
            <text:p>41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table:formula="of:=([.I3]-[.C3])/[.I3]" office:value-type="float" office:value="0.654545454545455" calcext:value-type="float">
            <text:p>0,65</text:p>
          </table:table-cell>
          <table:table-cell table:formula="of:=IF([.C3]=0;0;[.$B$45]*[.$B3]+[.C3]*[.$B$46]+[.C3]*[.$B$45]*[.B3])" office:value-type="float" office:value="0.0386416638" calcext:value-type="float">
            <text:p>0,04</text:p>
          </table:table-cell>
          <table:table-cell office:value-type="float" office:value="406.1" calcext:value-type="float">
            <text:p>406,1</text:p>
          </table:table-cell>
          <table:table-cell table:formula="of:=([.J3]-[.F3])/[.J3]" office:value-type="float" office:value="0.504756097560976" calcext:value-type="float">
            <text:p>0,50</text:p>
          </table:table-cell>
          <table:table-cell table:formula="of:=IF([.F3]=0;0;[.$B$45]*[.$B3]+[.F3]*[.$B$46]+[.F3]*[.$B$45]*[.$B3])" office:value-type="float" office:value="4.1286913956" calcext:value-type="float">
            <text:p>4,13</text:p>
          </table:table-cell>
          <table:table-cell office:value-type="float" office:value="11" calcext:value-type="float">
            <text:p>11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,8</text:p>
          </table:table-cell>
          <table:table-cell table:formula="of:=([.I4]-[.C4])/[.I4]" office:value-type="float" office:value="0.309090909090909" calcext:value-type="float">
            <text:p>0,31</text:p>
          </table:table-cell>
          <table:table-cell table:formula="of:=IF([.C4]=0;0;[.$B$45]*[.$B4]+[.C4]*[.$B$46]+[.C4]*[.$B$45]*[.B4])" office:value-type="float" office:value="0.2318083178" calcext:value-type="float">
            <text:p>0,23</text:p>
          </table:table-cell>
          <table:table-cell office:value-type="float" office:value="740" calcext:value-type="float">
            <text:p>740</text:p>
          </table:table-cell>
          <table:table-cell table:formula="of:=([.J4]-[.F4])/[.J4]" office:value-type="float" office:value="0.268774703557312" calcext:value-type="float">
            <text:p>0,27</text:p>
          </table:table-cell>
          <table:table-cell table:formula="of:=IF([.F4]=0;0;[.$B$45]*[.$B4]+[.F4]*[.$B$46]+[.F4]*[.$B$45]*[.$B4])" office:value-type="float" office:value="7.523341173" calcext:value-type="float">
            <text:p>7,52</text:p>
          </table:table-cell>
          <table:table-cell office:value-type="float" office:value="33" calcext:value-type="float">
            <text:p>3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formula="of:=([.I5]-[.C5])/[.I5]" office:value-type="float" office:value="0.7" calcext:value-type="float">
            <text:p>0,70</text:p>
          </table:table-cell>
          <table:table-cell table:formula="of:=IF([.C5]=0;0;[.$B$45]*[.$B5]+[.C5]*[.$B$46]+[.C5]*[.$B$45]*[.B5])" office:value-type="float" office:value="0.0122083322" calcext:value-type="float">
            <text:p>0,01</text:p>
          </table:table-cell>
          <table:table-cell office:value-type="float" office:value="24.4" calcext:value-type="float">
            <text:p>24,4</text:p>
          </table:table-cell>
          <table:table-cell table:formula="of:=([.J5]-[.F5])/[.J5]" office:value-type="float" office:value="0.457777777777778" calcext:value-type="float">
            <text:p>0,46</text:p>
          </table:table-cell>
          <table:table-cell table:formula="of:=IF([.F5]=0;0;[.$B$45]*[.$B5]+[.F5]*[.$B$46]+[.F5]*[.$B$45]*[.$B5])" office:value-type="float" office:value="0.2480749834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,6</text:p>
          </table:table-cell>
          <table:table-cell table:formula="of:=([.I6]-[.C6])/[.I6]" office:value-type="float" office:value="0.3" calcext:value-type="float">
            <text:p>0,30</text:p>
          </table:table-cell>
          <table:table-cell table:formula="of:=IF([.C6]=0;0;[.$B$45]*[.$B6]+[.C6]*[.$B$46]+[.C6]*[.$B$45]*[.B6])" office:value-type="float" office:value="0.0569416626" calcext:value-type="float">
            <text:p>0,06</text:p>
          </table:table-cell>
          <table:table-cell office:value-type="float" office:value="69.9" calcext:value-type="float">
            <text:p>69,9</text:p>
          </table:table-cell>
          <table:table-cell table:formula="of:=([.J6]-[.F6])/[.J6]" office:value-type="float" office:value="0.517931034482759" calcext:value-type="float">
            <text:p>0,52</text:p>
          </table:table-cell>
          <table:table-cell table:formula="of:=IF([.F6]=0;0;[.$B$45]*[.$B6]+[.F6]*[.$B$46]+[.F6]*[.$B$45]*[.$B6])" office:value-type="float" office:value="0.7106582864" calcext:value-type="float">
            <text:p>0,71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table:formula="of:=([.I7]-[.C7])/[.I7]" office:value-type="float" office:value="0.542857142857143" calcext:value-type="float">
            <text:p>0,54</text:p>
          </table:table-cell>
          <table:table-cell table:formula="of:=IF([.C7]=0;0;[.$B$45]*[.$B7]+[.C7]*[.$B$46]+[.C7]*[.$B$45]*[.B7])" office:value-type="float" office:value="0.0325416642" calcext:value-type="float">
            <text:p>0,03</text:p>
          </table:table-cell>
          <table:table-cell office:value-type="float" office:value="66.7" calcext:value-type="float">
            <text:p>66,7</text:p>
          </table:table-cell>
          <table:table-cell table:formula="of:=([.J7]-[.F7])/[.J7]" office:value-type="float" office:value="0.530281690140845" calcext:value-type="float">
            <text:p>0,53</text:p>
          </table:table-cell>
          <table:table-cell table:formula="of:=IF([.F7]=0;0;[.$B$45]*[.$B7]+[.F7]*[.$B$46]+[.F7]*[.$B$45]*[.$B7])" office:value-type="float" office:value="0.6781249552" calcext:value-type="float">
            <text:p>0,68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1" calcext:value-type="float">
            <text:p>1</text:p>
          </table:table-cell>
          <table:table-cell office:value-type="float" office:value="50.3" calcext:value-type="float">
            <text:p>50,3</text:p>
          </table:table-cell>
          <table:table-cell table:formula="of:=([.I8]-[.C8])/[.I8]" office:value-type="float" office:value="0.428409090909091" calcext:value-type="float">
            <text:p>0,43</text:p>
          </table:table-cell>
          <table:table-cell table:formula="of:=IF([.C8]=0;0;[.$B$45]*[.$B8]+[.C8]*[.$B$46]+[.C8]*[.$B$45]*[.B8])" office:value-type="float" office:value="0.5113916328" calcext:value-type="float">
            <text:p>0,51</text:p>
          </table:table-cell>
          <table:table-cell office:value-type="float" office:value="1350.6" calcext:value-type="float">
            <text:p>1350,6</text:p>
          </table:table-cell>
          <table:table-cell table:formula="of:=([.J8]-[.F8])/[.J8]" office:value-type="float" office:value="0.401595037660612" calcext:value-type="float">
            <text:p>0,40</text:p>
          </table:table-cell>
          <table:table-cell table:formula="of:=IF([.F8]=0;0;[.$B$45]*[.$B8]+[.F8]*[.$B$46]+[.F8]*[.$B$45]*[.$B8])" office:value-type="float" office:value="13.7311074326" calcext:value-type="float">
            <text:p>13,73</text:p>
          </table:table-cell>
          <table:table-cell office:value-type="float" office:value="88" calcext:value-type="float">
            <text:p>88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I9]-[.C9])/[.I9]" office:value-type="float" office:value="0.866666666666667" calcext:value-type="float">
            <text:p>0,87</text:p>
          </table:table-cell>
          <table:table-cell table:formula="of:=IF([.C9]=0;0;[.$B$45]*[.$B9]+[.C9]*[.$B$46]+[.C9]*[.$B$45]*[.B9])" office:value-type="float" office:value="0.020341665" calcext:value-type="float">
            <text:p>0,02</text:p>
          </table:table-cell>
          <table:table-cell office:value-type="float" office:value="131" calcext:value-type="float">
            <text:p>131</text:p>
          </table:table-cell>
          <table:table-cell table:formula="of:=([.J9]-[.F9])/[.J9]" office:value-type="float" office:value="0.709534368070954" calcext:value-type="float">
            <text:p>0,71</text:p>
          </table:table-cell>
          <table:table-cell table:formula="of:=IF([.F9]=0;0;[.$B$45]*[.$B9]+[.F9]*[.$B$46]+[.F9]*[.$B$45]*[.$B9])" office:value-type="float" office:value="1.331841579" calcext:value-type="float">
            <text:p>1,33</text:p>
          </table:table-cell>
          <table:table-cell office:value-type="float" office:value="15" calcext:value-type="float">
            <text:p>1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table:formula="of:=([.I10]-[.C10])/[.I10]" office:value-type="float" office:value="0.628571428571429" calcext:value-type="float">
            <text:p>0,63</text:p>
          </table:table-cell>
          <table:table-cell table:formula="of:=IF([.C10]=0;0;[.$B$45]*[.$B10]+[.C10]*[.$B$46]+[.C10]*[.$B$45]*[.B10])" office:value-type="float" office:value="0.0264416646" calcext:value-type="float">
            <text:p>0,03</text:p>
          </table:table-cell>
          <table:table-cell office:value-type="float" office:value="96.8" calcext:value-type="float">
            <text:p>96,8</text:p>
          </table:table-cell>
          <table:table-cell table:formula="of:=([.J10]-[.F10])/[.J10]" office:value-type="float" office:value="0.487830687830688" calcext:value-type="float">
            <text:p>0,49</text:p>
          </table:table-cell>
          <table:table-cell table:formula="of:=IF([.F10]=0;0;[.$B$45]*[.$B10]+[.F10]*[.$B$46]+[.F10]*[.$B$45]*[.$B10])" office:value-type="float" office:value="0.9841416018" calcext:value-type="float">
            <text:p>0,98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formula="of:=([.I11]-[.C11])/[.I11]" office:value-type="float" office:value="0.82" calcext:value-type="float">
            <text:p>0,82</text:p>
          </table:table-cell>
          <table:table-cell table:formula="of:=IF([.C11]=0;0;[.$B$45]*[.$B11]+[.C11]*[.$B$46]+[.C11]*[.$B$45]*[.B11])" office:value-type="float" office:value="0.0091583324" calcext:value-type="float">
            <text:p>0,01</text:p>
          </table:table-cell>
          <table:table-cell office:value-type="float" office:value="58.1" calcext:value-type="float">
            <text:p>58,1</text:p>
          </table:table-cell>
          <table:table-cell table:formula="of:=([.J11]-[.F11])/[.J11]" office:value-type="float" office:value="0.669886363636364" calcext:value-type="float">
            <text:p>0,67</text:p>
          </table:table-cell>
          <table:table-cell table:formula="of:=IF([.F11]=0;0;[.$B$45]*[.$B11]+[.F11]*[.$B$46]+[.F11]*[.$B$45]*[.$B11])" office:value-type="float" office:value="0.5906916276" calcext:value-type="float">
            <text:p>0,59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,8</text:p>
          </table:table-cell>
          <table:table-cell table:formula="of:=([.I12]-[.C12])/[.I12]" office:value-type="float" office:value="0.466666666666667" calcext:value-type="float">
            <text:p>0,47</text:p>
          </table:table-cell>
          <table:table-cell table:formula="of:=IF([.C12]=0;0;[.$B$45]*[.$B12]+[.C12]*[.$B$46]+[.C12]*[.$B$45]*[.B12])" office:value-type="float" office:value="0.1301416578" calcext:value-type="float">
            <text:p>0,13</text:p>
          </table:table-cell>
          <table:table-cell office:value-type="float" office:value="486.2" calcext:value-type="float">
            <text:p>486,2</text:p>
          </table:table-cell>
          <table:table-cell table:formula="of:=([.J12]-[.F12])/[.J12]" office:value-type="float" office:value="0.540453686200378" calcext:value-type="float">
            <text:p>0,54</text:p>
          </table:table-cell>
          <table:table-cell table:formula="of:=IF([.F12]=0;0;[.$B$45]*[.$B12]+[.F12]*[.$B$46]+[.F12]*[.$B$45]*[.$B12])" office:value-type="float" office:value="4.9430413422" calcext:value-type="float">
            <text:p>4,94</text:p>
          </table:table-cell>
          <table:table-cell office:value-type="float" office:value="24" calcext:value-type="float">
            <text:p>24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,2</text:p>
          </table:table-cell>
          <table:table-cell table:formula="of:=([.I13]-[.C13])/[.I13]" office:value-type="float" office:value="0.688888888888889" calcext:value-type="float">
            <text:p>0,69</text:p>
          </table:table-cell>
          <table:table-cell table:formula="of:=IF([.C13]=0;0;[.$B$45]*[.$B13]+[.C13]*[.$B$46]+[.C13]*[.$B$45]*[.B13])" office:value-type="float" office:value="0.1138749922" calcext:value-type="float">
            <text:p>0,11</text:p>
          </table:table-cell>
          <table:table-cell office:value-type="float" office:value="303.3" calcext:value-type="float">
            <text:p>303,3</text:p>
          </table:table-cell>
          <table:table-cell table:formula="of:=([.J13]-[.F13])/[.J13]" office:value-type="float" office:value="0.688923076923077" calcext:value-type="float">
            <text:p>0,69</text:p>
          </table:table-cell>
          <table:table-cell table:formula="of:=IF([.F13]=0;0;[.$B$45]*[.$B13]+[.F13]*[.$B$46]+[.F13]*[.$B$45]*[.$B13])" office:value-type="float" office:value="3.0835581308" calcext:value-type="float">
            <text:p>3,08</text:p>
          </table:table-cell>
          <table:table-cell office:value-type="float" office:value="36" calcext:value-type="float">
            <text:p>36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,2</text:p>
          </table:table-cell>
          <table:table-cell table:formula="of:=([.I14]-[.C14])/[.I14]" office:value-type="float" office:value="0.369230769230769" calcext:value-type="float">
            <text:p>0,37</text:p>
          </table:table-cell>
          <table:table-cell table:formula="of:=IF([.C14]=0;0;[.$B$45]*[.$B14]+[.C14]*[.$B$46]+[.C14]*[.$B$45]*[.B14])" office:value-type="float" office:value="0.0833749942" calcext:value-type="float">
            <text:p>0,08</text:p>
          </table:table-cell>
          <table:table-cell office:value-type="float" office:value="381.6" calcext:value-type="float">
            <text:p>381,6</text:p>
          </table:table-cell>
          <table:table-cell table:formula="of:=([.J14]-[.F14])/[.J14]" office:value-type="float" office:value="0.259029126213592" calcext:value-type="float">
            <text:p>0,26</text:p>
          </table:table-cell>
          <table:table-cell table:formula="of:=IF([.F14]=0;0;[.$B$45]*[.$B14]+[.F14]*[.$B$46]+[.F14]*[.$B$45]*[.$B14])" office:value-type="float" office:value="3.8796080786" calcext:value-type="float">
            <text:p>3,88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1" calcext:value-type="float">
            <text:p>1</text:p>
          </table:table-cell>
          <table:table-cell office:value-type="float" office:value="19.1" calcext:value-type="float">
            <text:p>19,1</text:p>
          </table:table-cell>
          <table:table-cell table:formula="of:=([.I15]-[.C15])/[.I15]" office:value-type="float" office:value="0.383870967741935" calcext:value-type="float">
            <text:p>0,38</text:p>
          </table:table-cell>
          <table:table-cell table:formula="of:=IF([.C15]=0;0;[.$B$45]*[.$B15]+[.C15]*[.$B$46]+[.C15]*[.$B$45]*[.B15])" office:value-type="float" office:value="0.1941916536" calcext:value-type="float">
            <text:p>0,19</text:p>
          </table:table-cell>
          <table:table-cell office:value-type="float" office:value="1705.7" calcext:value-type="float">
            <text:p>1705,7</text:p>
          </table:table-cell>
          <table:table-cell table:formula="of:=([.J15]-[.F15])/[.J15]" office:value-type="float" office:value="0.376799415418341" calcext:value-type="float">
            <text:p>0,38</text:p>
          </table:table-cell>
          <table:table-cell table:formula="of:=IF([.F15]=0;0;[.$B$45]*[.$B15]+[.F15]*[.$B$46]+[.F15]*[.$B$45]*[.$B15])" office:value-type="float" office:value="17.3412905292" calcext:value-type="float">
            <text:p>17,34</text:p>
          </table:table-cell>
          <table:table-cell office:value-type="float" office:value="31" calcext:value-type="float">
            <text:p>31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I16]-[.C16])/[.I16]" office:value-type="float" office:value="1" calcext:value-type="float">
            <text:p>1,00</text:p>
          </table:table-cell>
          <table:table-cell table:formula="of:=IF([.C16]=0;0;[.$B$45]*[.$B16]+[.C16]*[.$B$46]+[.C16]*[.$B$45]*[.B16])"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formula="of:=([.J16]-[.F16])/[.J16]" office:value-type="float" office:value="0.914110429447853" calcext:value-type="float">
            <text:p>0,91</text:p>
          </table:table-cell>
          <table:table-cell table:formula="of:=IF([.F16]=0;0;[.$B$45]*[.$B16]+[.F16]*[.$B$46]+[.F16]*[.$B$45]*[.$B16])" office:value-type="float" office:value="0.142341657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[.I17]-[.C17])/[.I17]" office:value-type="float" office:value="0.484848484848485" calcext:value-type="float">
            <text:p>0,48</text:p>
          </table:table-cell>
          <table:table-cell table:formula="of:=IF([.C17]=0;0;[.$B$45]*[.$B17]+[.C17]*[.$B$46]+[.C17]*[.$B$45]*[.B17])" office:value-type="float" office:value="0.172841655" calcext:value-type="float">
            <text:p>0,17</text:p>
          </table:table-cell>
          <table:table-cell office:value-type="float" office:value="405" calcext:value-type="float">
            <text:p>405</text:p>
          </table:table-cell>
          <table:table-cell table:formula="of:=([.J17]-[.F17])/[.J17]" office:value-type="float" office:value="0.519002375296912" calcext:value-type="float">
            <text:p>0,52</text:p>
          </table:table-cell>
          <table:table-cell table:formula="of:=IF([.F17]=0;0;[.$B$45]*[.$B17]+[.F17]*[.$B$46]+[.F17]*[.$B$45]*[.$B17])" office:value-type="float" office:value="4.117508063" calcext:value-type="float">
            <text:p>4,12</text:p>
          </table:table-cell>
          <table:table-cell office:value-type="float" office:value="33" calcext:value-type="float">
            <text:p>3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table:formula="of:=([.I18]-[.C18])/[.I18]" office:value-type="float" office:value="0.834782608695652" calcext:value-type="float">
            <text:p>0,83</text:p>
          </table:table-cell>
          <table:table-cell table:formula="of:=IF([.C18]=0;0;[.$B$45]*[.$B18]+[.C18]*[.$B$46]+[.C18]*[.$B$45]*[.B18])" office:value-type="float" office:value="0.0386416638" calcext:value-type="float">
            <text:p>0,04</text:p>
          </table:table-cell>
          <table:table-cell office:value-type="float" office:value="152.4" calcext:value-type="float">
            <text:p>152,4</text:p>
          </table:table-cell>
          <table:table-cell table:formula="of:=([.J18]-[.F18])/[.J18]" office:value-type="float" office:value="0.841084462982273" calcext:value-type="float">
            <text:p>0,84</text:p>
          </table:table-cell>
          <table:table-cell table:formula="of:=IF([.F18]=0;0;[.$B$45]*[.$B18]+[.F18]*[.$B$46]+[.F18]*[.$B$45]*[.$B18])" office:value-type="float" office:value="1.5494082314" calcext:value-type="float">
            <text:p>1,55</text:p>
          </table:table-cell>
          <table:table-cell office:value-type="float" office:value="23" calcext:value-type="float">
            <text:p>23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table:formula="of:=([.I19]-[.C19])/[.I19]" office:value-type="float" office:value="0.628571428571429" calcext:value-type="float">
            <text:p>0,63</text:p>
          </table:table-cell>
          <table:table-cell table:formula="of:=IF([.C19]=0;0;[.$B$45]*[.$B19]+[.C19]*[.$B$46]+[.C19]*[.$B$45]*[.B19])" office:value-type="float" office:value="0.0264416646" calcext:value-type="float">
            <text:p>0,03</text:p>
          </table:table-cell>
          <table:table-cell office:value-type="float" office:value="42.2" calcext:value-type="float">
            <text:p>42,2</text:p>
          </table:table-cell>
          <table:table-cell table:formula="of:=([.J19]-[.F19])/[.J19]" office:value-type="float" office:value="0.696402877697842" calcext:value-type="float">
            <text:p>0,70</text:p>
          </table:table-cell>
          <table:table-cell table:formula="of:=IF([.F19]=0;0;[.$B$45]*[.$B19]+[.F19]*[.$B$46]+[.F19]*[.$B$45]*[.$B19])" office:value-type="float" office:value="0.4290416382" calcext:value-type="float">
            <text:p>0,43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,3</text:p>
          </table:table-cell>
          <table:table-cell table:formula="of:=([.I20]-[.C20])/[.I20]" office:value-type="float" office:value="0.385714285714286" calcext:value-type="float">
            <text:p>0,39</text:p>
          </table:table-cell>
          <table:table-cell table:formula="of:=IF([.C20]=0;0;[.$B$45]*[.$B20]+[.C20]*[.$B$46]+[.C20]*[.$B$45]*[.B20])" office:value-type="float" office:value="0.0437249968" calcext:value-type="float">
            <text:p>0,04</text:p>
          </table:table-cell>
          <table:table-cell office:value-type="float" office:value="215.3" calcext:value-type="float">
            <text:p>215,3</text:p>
          </table:table-cell>
          <table:table-cell table:formula="of:=([.J20]-[.F20])/[.J20]" office:value-type="float" office:value="0.257586206896552" calcext:value-type="float">
            <text:p>0,26</text:p>
          </table:table-cell>
          <table:table-cell table:formula="of:=IF([.F20]=0;0;[.$B$45]*[.$B20]+[.F20]*[.$B$46]+[.F20]*[.$B$45]*[.$B20])" office:value-type="float" office:value="2.1888915228" calcext:value-type="float">
            <text:p>2,19</text:p>
          </table:table-cell>
          <table:table-cell office:value-type="float" office:value="7" calcext:value-type="float">
            <text:p>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1" calcext:value-type="float">
            <text:p>1</text:p>
          </table:table-cell>
          <table:table-cell office:value-type="float" office:value="87.2" calcext:value-type="float">
            <text:p>87,2</text:p>
          </table:table-cell>
          <table:table-cell table:formula="of:=([.I21]-[.C21])/[.I21]" office:value-type="float" office:value="0.31875" calcext:value-type="float">
            <text:p>0,32</text:p>
          </table:table-cell>
          <table:table-cell table:formula="of:=IF([.C21]=0;0;[.$B$45]*[.$B21]+[.C21]*[.$B$46]+[.C21]*[.$B$45]*[.B21])" office:value-type="float" office:value="0.8865416082" calcext:value-type="float">
            <text:p>0,89</text:p>
          </table:table-cell>
          <table:table-cell office:value-type="float" office:value="4078.5" calcext:value-type="float">
            <text:p>4078,5</text:p>
          </table:table-cell>
          <table:table-cell table:formula="of:=([.J21]-[.F21])/[.J21]" office:value-type="float" office:value="0.241068105694083" calcext:value-type="float">
            <text:p>0,24</text:p>
          </table:table-cell>
          <table:table-cell table:formula="of:=IF([.F21]=0;0;[.$B$45]*[.$B21]+[.F21]*[.$B$46]+[.F21]*[.$B$45]*[.$B21])" office:value-type="float" office:value="41.464755614" calcext:value-type="float">
            <text:p>41,46</text:p>
          </table:table-cell>
          <table:table-cell office:value-type="float" office:value="128" calcext:value-type="float">
            <text:p>128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,6</text:p>
          </table:table-cell>
          <table:table-cell table:formula="of:=([.I22]-[.C22])/[.I22]" office:value-type="float" office:value="0.488888888888889" calcext:value-type="float">
            <text:p>0,49</text:p>
          </table:table-cell>
          <table:table-cell table:formula="of:=IF([.C22]=0;0;[.$B$45]*[.$B22]+[.C22]*[.$B$46]+[.C22]*[.$B$45]*[.B22])" office:value-type="float" office:value="0.0467749966" calcext:value-type="float">
            <text:p>0,05</text:p>
          </table:table-cell>
          <table:table-cell office:value-type="float" office:value="135.9" calcext:value-type="float">
            <text:p>135,9</text:p>
          </table:table-cell>
          <table:table-cell table:formula="of:=([.J22]-[.F22])/[.J22]" office:value-type="float" office:value="0.477307692307692" calcext:value-type="float">
            <text:p>0,48</text:p>
          </table:table-cell>
          <table:table-cell table:formula="of:=IF([.F22]=0;0;[.$B$45]*[.$B22]+[.F22]*[.$B$46]+[.F22]*[.$B$45]*[.$B22])" office:value-type="float" office:value="1.3816582424" calcext:value-type="float">
            <text:p>1,38</text:p>
          </table:table-cell>
          <table:table-cell office:value-type="float" office:value="9" calcext:value-type="float">
            <text:p>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I23]-[.C23])/[.I23]" office:value-type="float" office:value="0.75" calcext:value-type="float">
            <text:p>0,75</text:p>
          </table:table-cell>
          <table:table-cell table:formula="of:=IF([.C23]=0;0;[.$B$45]*[.$B23]+[.C23]*[.$B$46]+[.C23]*[.$B$45]*[.B23])" office:value-type="float" office:value="0.061008329" calcext:value-type="float">
            <text:p>0,06</text:p>
          </table:table-cell>
          <table:table-cell office:value-type="float" office:value="159.8" calcext:value-type="float">
            <text:p>159,8</text:p>
          </table:table-cell>
          <table:table-cell table:formula="of:=([.J23]-[.F23])/[.J23]" office:value-type="float" office:value="0.749529780564263" calcext:value-type="float">
            <text:p>0,75</text:p>
          </table:table-cell>
          <table:table-cell table:formula="of:=IF([.F23]=0;0;[.$B$45]*[.$B23]+[.F23]*[.$B$46]+[.F23]*[.$B$45]*[.$B23])" office:value-type="float" office:value="1.6246415598" calcext:value-type="float">
            <text:p>1,62</text:p>
          </table:table-cell>
          <table:table-cell office:value-type="float" office:value="24" calcext:value-type="float">
            <text:p>24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1" calcext:value-type="float">
            <text:p>1</text:p>
          </table:table-cell>
          <table:table-cell office:value-type="float" office:value="67.6" calcext:value-type="float">
            <text:p>67,6</text:p>
          </table:table-cell>
          <table:table-cell table:formula="of:=([.I24]-[.C24])/[.I24]" office:value-type="float" office:value="0.666995073891626" calcext:value-type="float">
            <text:p>0,67</text:p>
          </table:table-cell>
          <table:table-cell table:formula="of:=IF([.C24]=0;0;[.$B$45]*[.$B24]+[.C24]*[.$B$46]+[.C24]*[.$B$45]*[.B24])" office:value-type="float" office:value="0.6872749546" calcext:value-type="float">
            <text:p>0,69</text:p>
          </table:table-cell>
          <table:table-cell office:value-type="float" office:value="1137.6" calcext:value-type="float">
            <text:p>1137,6</text:p>
          </table:table-cell>
          <table:table-cell table:formula="of:=([.J24]-[.F24])/[.J24]" office:value-type="float" office:value="0.700395048722676" calcext:value-type="float">
            <text:p>0,70</text:p>
          </table:table-cell>
          <table:table-cell table:formula="of:=IF([.F24]=0;0;[.$B$45]*[.$B24]+[.F24]*[.$B$46]+[.F24]*[.$B$45]*[.$B24])" office:value-type="float" office:value="11.5656075746" calcext:value-type="float">
            <text:p>11,57</text:p>
          </table:table-cell>
          <table:table-cell office:value-type="float" office:value="203" calcext:value-type="float">
            <text:p>203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1" calcext:value-type="float">
            <text:p>1</text:p>
          </table:table-cell>
          <table:table-cell office:value-type="float" office:value="103.5" calcext:value-type="float">
            <text:p>103,5</text:p>
          </table:table-cell>
          <table:table-cell table:formula="of:=([.I25]-[.C25])/[.I25]" office:value-type="float" office:value="0.492647058823529" calcext:value-type="float">
            <text:p>0,49</text:p>
          </table:table-cell>
          <table:table-cell table:formula="of:=IF([.C25]=0;0;[.$B$45]*[.$B25]+[.C25]*[.$B$46]+[.C25]*[.$B$45]*[.B25])" office:value-type="float" office:value="1.052258264" calcext:value-type="float">
            <text:p>1,05</text:p>
          </table:table-cell>
          <table:table-cell office:value-type="float" office:value="1740.3" calcext:value-type="float">
            <text:p>1740,3</text:p>
          </table:table-cell>
          <table:table-cell table:formula="of:=([.J25]-[.F25])/[.J25]" office:value-type="float" office:value="0.570931952662722" calcext:value-type="float">
            <text:p>0,57</text:p>
          </table:table-cell>
          <table:table-cell table:formula="of:=IF([.F25]=0;0;[.$B$45]*[.$B25]+[.F25]*[.$B$46]+[.F25]*[.$B$45]*[.$B25])" office:value-type="float" office:value="17.6930571728" calcext:value-type="float">
            <text:p>17,69</text:p>
          </table:table-cell>
          <table:table-cell office:value-type="float" office:value="204" calcext:value-type="float">
            <text:p>204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1" calcext:value-type="float">
            <text:p>1</text:p>
          </table:table-cell>
          <table:table-cell office:value-type="float" office:value="33.9" calcext:value-type="float">
            <text:p>33,9</text:p>
          </table:table-cell>
          <table:table-cell table:formula="of:=([.I26]-[.C26])/[.I26]" office:value-type="float" office:value="0.278723404255319" calcext:value-type="float">
            <text:p>0,28</text:p>
          </table:table-cell>
          <table:table-cell table:formula="of:=IF([.C26]=0;0;[.$B$45]*[.$B26]+[.C26]*[.$B$46]+[.C26]*[.$B$45]*[.B26])" office:value-type="float" office:value="0.3446583104" calcext:value-type="float">
            <text:p>0,34</text:p>
          </table:table-cell>
          <table:table-cell office:value-type="float" office:value="284" calcext:value-type="float">
            <text:p>284</text:p>
          </table:table-cell>
          <table:table-cell table:formula="of:=([.J26]-[.F26])/[.J26]" office:value-type="float" office:value="0.341067285382831" calcext:value-type="float">
            <text:p>0,34</text:p>
          </table:table-cell>
          <table:table-cell table:formula="of:=IF([.F26]=0;0;[.$B$45]*[.$B26]+[.F26]*[.$B$46]+[.F26]*[.$B$45]*[.$B26])" office:value-type="float" office:value="2.887341477" calcext:value-type="float">
            <text:p>2,89</text:p>
          </table:table-cell>
          <table:table-cell office:value-type="float" office:value="47" calcext:value-type="float">
            <text:p>4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table:formula="of:=([.I27]-[.C27])/[.I27]" office:value-type="float" office:value="0.831818181818182" calcext:value-type="float">
            <text:p>0,83</text:p>
          </table:table-cell>
          <table:table-cell table:formula="of:=IF([.C27]=0;0;[.$B$45]*[.$B27]+[.C27]*[.$B$46]+[.C27]*[.$B$45]*[.B27])" office:value-type="float" office:value="0.0376249972" calcext:value-type="float">
            <text:p>0,04</text:p>
          </table:table-cell>
          <table:table-cell office:value-type="float" office:value="219.5" calcext:value-type="float">
            <text:p>219,5</text:p>
          </table:table-cell>
          <table:table-cell table:formula="of:=([.J27]-[.F27])/[.J27]" office:value-type="float" office:value="0.771354166666667" calcext:value-type="float">
            <text:p>0,77</text:p>
          </table:table-cell>
          <table:table-cell table:formula="of:=IF([.F27]=0;0;[.$B$45]*[.$B27]+[.F27]*[.$B$46]+[.F27]*[.$B$45]*[.$B27])" office:value-type="float" office:value="2.23159152" calcext:value-type="float">
            <text:p>2,23</text:p>
          </table:table-cell>
          <table:table-cell office:value-type="float" office:value="22" calcext:value-type="float">
            <text:p>22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formula="of:=([.I28]-[.C28])/[.I28]" office:value-type="float" office:value="0.678571428571429" calcext:value-type="float">
            <text:p>0,68</text:p>
          </table:table-cell>
          <table:table-cell table:formula="of:=IF([.C28]=0;0;[.$B$45]*[.$B28]+[.C28]*[.$B$46]+[.C28]*[.$B$45]*[.B28])" office:value-type="float" office:value="0.04575833" calcext:value-type="float">
            <text:p>0,05</text:p>
          </table:table-cell>
          <table:table-cell office:value-type="float" office:value="129.6" calcext:value-type="float">
            <text:p>129,6</text:p>
          </table:table-cell>
          <table:table-cell table:formula="of:=([.J28]-[.F28])/[.J28]" office:value-type="float" office:value="0.74980694980695" calcext:value-type="float">
            <text:p>0,75</text:p>
          </table:table-cell>
          <table:table-cell table:formula="of:=IF([.F28]=0;0;[.$B$45]*[.$B28]+[.F28]*[.$B$46]+[.F28]*[.$B$45]*[.$B28])" office:value-type="float" office:value="1.3176082466" calcext:value-type="float">
            <text:p>1,32</text:p>
          </table:table-cell>
          <table:table-cell office:value-type="float" office:value="14" calcext:value-type="float">
            <text:p>1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float" office:value="139.3" calcext:value-type="float">
            <text:p>139,3</text:p>
          </table:table-cell>
          <table:table-cell table:formula="of:=([.I29]-[.C29])/[.I29]" office:value-type="float" office:value="0.455859375" calcext:value-type="float">
            <text:p>0,46</text:p>
          </table:table-cell>
          <table:table-cell table:formula="of:=IF([.C29]=0;0;[.$B$45]*[.$B29]+[.C29]*[.$B$46]+[.C29]*[.$B$45]*[.B29])" office:value-type="float" office:value="1.4162249068" calcext:value-type="float">
            <text:p>1,42</text:p>
          </table:table-cell>
          <table:table-cell office:value-type="float" office:value="7181" calcext:value-type="float">
            <text:p>7181</text:p>
          </table:table-cell>
          <table:table-cell table:formula="of:=([.J29]-[.F29])/[.J29]" office:value-type="float" office:value="0.324776680771039" calcext:value-type="float">
            <text:p>0,32</text:p>
          </table:table-cell>
          <table:table-cell table:formula="of:=IF([.F29]=0;0;[.$B$45]*[.$B29]+[.F29]*[.$B$46]+[.F29]*[.$B$45]*[.$B29])" office:value-type="float" office:value="73.006836879" calcext:value-type="float">
            <text:p>73,01</text:p>
          </table:table-cell>
          <table:table-cell office:value-type="float" office:value="256" calcext:value-type="float">
            <text:p>256</text:p>
          </table:table-cell>
          <table:table-cell office:value-type="float" office:value="10635" calcext:value-type="float">
            <text:p>10635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1" calcext:value-type="float">
            <text:p>1</text:p>
          </table:table-cell>
          <table:table-cell office:value-type="float" office:value="53.1" calcext:value-type="float">
            <text:p>53,1</text:p>
          </table:table-cell>
          <table:table-cell table:formula="of:=([.I30]-[.C30])/[.I30]" office:value-type="float" office:value="0.597727272727273" calcext:value-type="float">
            <text:p>0,60</text:p>
          </table:table-cell>
          <table:table-cell table:formula="of:=IF([.C30]=0;0;[.$B$45]*[.$B30]+[.C30]*[.$B$46]+[.C30]*[.$B$45]*[.B30])" office:value-type="float" office:value="0.5398582976" calcext:value-type="float">
            <text:p>0,54</text:p>
          </table:table-cell>
          <table:table-cell office:value-type="float" office:value="856.8" calcext:value-type="float">
            <text:p>856,8</text:p>
          </table:table-cell>
          <table:table-cell table:formula="of:=([.J30]-[.F30])/[.J30]" office:value-type="float" office:value="0.549763531266421" calcext:value-type="float">
            <text:p>0,55</text:p>
          </table:table-cell>
          <table:table-cell table:formula="of:=IF([.F30]=0;0;[.$B$45]*[.$B30]+[.F30]*[.$B$46]+[.F30]*[.$B$45]*[.$B30])" office:value-type="float" office:value="8.7108077618" calcext:value-type="float">
            <text:p>8,71</text:p>
          </table:table-cell>
          <table:table-cell office:value-type="float" office:value="132" calcext:value-type="float">
            <text:p>132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1" calcext:value-type="float">
            <text:p>1</text:p>
          </table:table-cell>
          <table:table-cell office:value-type="float" office:value="54.6" calcext:value-type="float">
            <text:p>54,6</text:p>
          </table:table-cell>
          <table:table-cell table:formula="of:=([.I31]-[.C31])/[.I31]" office:value-type="float" office:value="0.533333333333333" calcext:value-type="float">
            <text:p>0,53</text:p>
          </table:table-cell>
          <table:table-cell table:formula="of:=IF([.C31]=0;0;[.$B$45]*[.$B31]+[.C31]*[.$B$46]+[.C31]*[.$B$45]*[.B31])" office:value-type="float" office:value="0.5551082966" calcext:value-type="float">
            <text:p>0,56</text:p>
          </table:table-cell>
          <table:table-cell office:value-type="float" office:value="1052" calcext:value-type="float">
            <text:p>1052</text:p>
          </table:table-cell>
          <table:table-cell table:formula="of:=([.J31]-[.F31])/[.J31]" office:value-type="float" office:value="0.523981900452489" calcext:value-type="float">
            <text:p>0,52</text:p>
          </table:table-cell>
          <table:table-cell table:formula="of:=IF([.F31]=0;0;[.$B$45]*[.$B31]+[.F31]*[.$B$46]+[.F31]*[.$B$45]*[.$B31])" office:value-type="float" office:value="10.695340965" calcext:value-type="float">
            <text:p>10,70</text:p>
          </table:table-cell>
          <table:table-cell office:value-type="float" office:value="117" calcext:value-type="float">
            <text:p>117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1" calcext:value-type="float">
            <text:p>1</text:p>
          </table:table-cell>
          <table:table-cell office:value-type="float" office:value="20.6" calcext:value-type="float">
            <text:p>20,6</text:p>
          </table:table-cell>
          <table:table-cell table:formula="of:=([.I32]-[.C32])/[.I32]" office:value-type="float" office:value="0.485" calcext:value-type="float">
            <text:p>0,49</text:p>
          </table:table-cell>
          <table:table-cell table:formula="of:=IF([.C32]=0;0;[.$B$45]*[.$B32]+[.C32]*[.$B$46]+[.C32]*[.$B$45]*[.B32])" office:value-type="float" office:value="0.2094416526" calcext:value-type="float">
            <text:p>0,21</text:p>
          </table:table-cell>
          <table:table-cell office:value-type="float" office:value="211.6" calcext:value-type="float">
            <text:p>211,6</text:p>
          </table:table-cell>
          <table:table-cell table:formula="of:=([.J32]-[.F32])/[.J32]" office:value-type="float" office:value="0.481372549019608" calcext:value-type="float">
            <text:p>0,48</text:p>
          </table:table-cell>
          <table:table-cell table:formula="of:=IF([.F32]=0;0;[.$B$45]*[.$B32]+[.F32]*[.$B$46]+[.F32]*[.$B$45]*[.$B32])" office:value-type="float" office:value="2.1512748586" calcext:value-type="float">
            <text:p>2,15</text:p>
          </table:table-cell>
          <table:table-cell office:value-type="float" office:value="40" calcext:value-type="float">
            <text:p>4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table:formula="of:=([.I33]-[.C33])/[.I33]" office:value-type="float" office:value="0.766666666666667" calcext:value-type="float">
            <text:p>0,77</text:p>
          </table:table-cell>
          <table:table-cell table:formula="of:=IF([.C33]=0;0;[.$B$45]*[.$B33]+[.C33]*[.$B$46]+[.C33]*[.$B$45]*[.B33])" office:value-type="float" office:value="0.035591664" calcext:value-type="float">
            <text:p>0,04</text:p>
          </table:table-cell>
          <table:table-cell office:value-type="float" office:value="308.5" calcext:value-type="float">
            <text:p>308,5</text:p>
          </table:table-cell>
          <table:table-cell table:formula="of:=([.J33]-[.F33])/[.J33]" office:value-type="float" office:value="0.597783572359844" calcext:value-type="float">
            <text:p>0,60</text:p>
          </table:table-cell>
          <table:table-cell table:formula="of:=IF([.F33]=0;0;[.$B$45]*[.$B33]+[.F33]*[.$B$46]+[.F33]*[.$B$45]*[.$B33])" office:value-type="float" office:value="3.136424794" calcext:value-type="float">
            <text:p>3,14</text:p>
          </table:table-cell>
          <table:table-cell office:value-type="float" office:value="15" calcext:value-type="float">
            <text:p>1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formula="of:=([.I34]-[.C34])/[.I34]" office:value-type="float" office:value="0.34" calcext:value-type="float">
            <text:p>0,34</text:p>
          </table:table-cell>
          <table:table-cell table:formula="of:=IF([.C34]=0;0;[.$B$45]*[.$B34]+[.C34]*[.$B$46]+[.C34]*[.$B$45]*[.B34])" office:value-type="float" office:value="0.0335583308" calcext:value-type="float">
            <text:p>0,03</text:p>
          </table:table-cell>
          <table:table-cell office:value-type="float" office:value="102.7" calcext:value-type="float">
            <text:p>102,7</text:p>
          </table:table-cell>
          <table:table-cell table:formula="of:=([.J34]-[.F34])/[.J34]" office:value-type="float" office:value="0.301360544217687" calcext:value-type="float">
            <text:p>0,30</text:p>
          </table:table-cell>
          <table:table-cell table:formula="of:=IF([.F34]=0;0;[.$B$45]*[.$B34]+[.F34]*[.$B$46]+[.F34]*[.$B$45]*[.$B34])" office:value-type="float" office:value="1.0441249312" calcext:value-type="float">
            <text:p>1,04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table:formula="of:=([.I35]-[.C35])/[.I35]" office:value-type="float" office:value="0.226190476190476" calcext:value-type="float">
            <text:p>0,23</text:p>
          </table:table-cell>
          <table:table-cell table:formula="of:=IF([.C35]=0;0;[.$B$45]*[.$B35]+[.C35]*[.$B$46]+[.C35]*[.$B$45]*[.B35])" office:value-type="float" office:value="0.330424978" calcext:value-type="float">
            <text:p>0,33</text:p>
          </table:table-cell>
          <table:table-cell office:value-type="float" office:value="1559.1" calcext:value-type="float">
            <text:p>1559,1</text:p>
          </table:table-cell>
          <table:table-cell table:formula="of:=([.J35]-[.F35])/[.J35]" office:value-type="float" office:value="0.206564885496183" calcext:value-type="float">
            <text:p>0,21</text:p>
          </table:table-cell>
          <table:table-cell table:formula="of:=IF([.F35]=0;0;[.$B$45]*[.$B35]+[.F35]*[.$B$46]+[.F35]*[.$B$45]*[.$B35])" office:value-type="float" office:value="15.8508572936" calcext:value-type="float">
            <text:p>15,85</text:p>
          </table:table-cell>
          <table:table-cell office:value-type="float" office:value="42" calcext:value-type="float">
            <text:p>4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,7</text:p>
          </table:table-cell>
          <table:table-cell table:formula="of:=([.I36]-[.C36])/[.I36]" office:value-type="float" office:value="0.62" calcext:value-type="float">
            <text:p>0,62</text:p>
          </table:table-cell>
          <table:table-cell table:formula="of:=IF([.C36]=0;0;[.$B$45]*[.$B36]+[.C36]*[.$B$46]+[.C36]*[.$B$45]*[.B36])" office:value-type="float" office:value="0.0579583292" calcext:value-type="float">
            <text:p>0,06</text:p>
          </table:table-cell>
          <table:table-cell office:value-type="float" office:value="296" calcext:value-type="float">
            <text:p>296</text:p>
          </table:table-cell>
          <table:table-cell table:formula="of:=([.J36]-[.F36])/[.J36]" office:value-type="float" office:value="0.47887323943662" calcext:value-type="float">
            <text:p>0,48</text:p>
          </table:table-cell>
          <table:table-cell table:formula="of:=IF([.F36]=0;0;[.$B$45]*[.$B36]+[.F36]*[.$B$46]+[.F36]*[.$B$45]*[.$B36])" office:value-type="float" office:value="3.009341469" calcext:value-type="float">
            <text:p>3,01</text:p>
          </table:table-cell>
          <table:table-cell office:value-type="float" office:value="15" calcext:value-type="float">
            <text:p>15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1" calcext:value-type="float">
            <text:p>1</text:p>
          </table:table-cell>
          <table:table-cell office:value-type="float" office:value="89.7" calcext:value-type="float">
            <text:p>89,7</text:p>
          </table:table-cell>
          <table:table-cell table:formula="of:=([.I37]-[.C37])/[.I37]" office:value-type="float" office:value="0.288095238095238" calcext:value-type="float">
            <text:p>0,29</text:p>
          </table:table-cell>
          <table:table-cell table:formula="of:=IF([.C37]=0;0;[.$B$45]*[.$B37]+[.C37]*[.$B$46]+[.C37]*[.$B$45]*[.B37])" office:value-type="float" office:value="0.9119582732" calcext:value-type="float">
            <text:p>0,91</text:p>
          </table:table-cell>
          <table:table-cell office:value-type="float" office:value="4462.3" calcext:value-type="float">
            <text:p>4462,3</text:p>
          </table:table-cell>
          <table:table-cell table:formula="of:=([.J37]-[.F37])/[.J37]" office:value-type="float" office:value="0.290459532517093" calcext:value-type="float">
            <text:p>0,29</text:p>
          </table:table-cell>
          <table:table-cell table:formula="of:=IF([.F37]=0;0;[.$B$45]*[.$B37]+[.F37]*[.$B$46]+[.F37]*[.$B$45]*[.$B37])" office:value-type="float" office:value="45.3667220248" calcext:value-type="float">
            <text:p>45,37</text:p>
          </table:table-cell>
          <table:table-cell office:value-type="float" office:value="126" calcext:value-type="float">
            <text:p>126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table:formula="of:=([.I38]-[.C38])/[.I38]" office:value-type="float" office:value="0.728571428571429" calcext:value-type="float">
            <text:p>0,73</text:p>
          </table:table-cell>
          <table:table-cell table:formula="of:=IF([.C38]=0;0;[.$B$45]*[.$B38]+[.C38]*[.$B$46]+[.C38]*[.$B$45]*[.B38])" office:value-type="float" office:value="0.0386416638" calcext:value-type="float">
            <text:p>0,04</text:p>
          </table:table-cell>
          <table:table-cell office:value-type="float" office:value="264.8" calcext:value-type="float">
            <text:p>264,8</text:p>
          </table:table-cell>
          <table:table-cell table:formula="of:=([.J38]-[.F38])/[.J38]" office:value-type="float" office:value="0.543448275862069" calcext:value-type="float">
            <text:p>0,54</text:p>
          </table:table-cell>
          <table:table-cell table:formula="of:=IF([.F38]=0;0;[.$B$45]*[.$B38]+[.F38]*[.$B$46]+[.F38]*[.$B$45]*[.$B38])" office:value-type="float" office:value="2.6921414898" calcext:value-type="float">
            <text:p>2,69</text:p>
          </table:table-cell>
          <table:table-cell office:value-type="float" office:value="14" calcext:value-type="float">
            <text:p>1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table:formula="of:=([.I39]-[.C39])/[.I39]" office:value-type="float" office:value="0.733333333333333" calcext:value-type="float">
            <text:p>0,73</text:p>
          </table:table-cell>
          <table:table-cell table:formula="of:=IF([.C39]=0;0;[.$B$45]*[.$B39]+[.C39]*[.$B$46]+[.C39]*[.$B$45]*[.B39])" office:value-type="float" office:value="0.0162749986" calcext:value-type="float">
            <text:p>0,02</text:p>
          </table:table-cell>
          <table:table-cell office:value-type="float" office:value="121.1" calcext:value-type="float">
            <text:p>121,1</text:p>
          </table:table-cell>
          <table:table-cell table:formula="of:=([.J39]-[.F39])/[.J39]" office:value-type="float" office:value="0.449545454545455" calcext:value-type="float">
            <text:p>0,45</text:p>
          </table:table-cell>
          <table:table-cell table:formula="of:=IF([.F39]=0;0;[.$B$45]*[.$B39]+[.F39]*[.$B$46]+[.F39]*[.$B$45]*[.$B39])" office:value-type="float" office:value="1.2311915856" calcext:value-type="float">
            <text:p>1,23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1" calcext:value-type="float">
            <text:p>1</text:p>
          </table:table-cell>
          <table:table-cell office:value-type="float" office:value="55.8" calcext:value-type="float">
            <text:p>55,8</text:p>
          </table:table-cell>
          <table:table-cell table:formula="of:=([.I40]-[.C40])/[.I40]" office:value-type="float" office:value="0.424742268041237" calcext:value-type="float">
            <text:p>0,42</text:p>
          </table:table-cell>
          <table:table-cell table:formula="of:=IF([.C40]=0;0;[.$B$45]*[.$B40]+[.C40]*[.$B$46]+[.C40]*[.$B$45]*[.B40])" office:value-type="float" office:value="0.5673082958" calcext:value-type="float">
            <text:p>0,57</text:p>
          </table:table-cell>
          <table:table-cell office:value-type="float" office:value="2716.1" calcext:value-type="float">
            <text:p>2716,1</text:p>
          </table:table-cell>
          <table:table-cell table:formula="of:=([.J40]-[.F40])/[.J40]" office:value-type="float" office:value="0.398027482269504" calcext:value-type="float">
            <text:p>0,40</text:p>
          </table:table-cell>
          <table:table-cell table:formula="of:=IF([.F40]=0;0;[.$B$45]*[.$B40]+[.F40]*[.$B$46]+[.F40]*[.$B$45]*[.$B40])" office:value-type="float" office:value="27.6136898556" calcext:value-type="float">
            <text:p>27,61</text:p>
          </table:table-cell>
          <table:table-cell office:value-type="float" office:value="97" calcext:value-type="float">
            <text:p>97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39" calcext:value-type="float">
            <text:p>39</text:p>
          </table:table-cell>
          <table:table-cell table:formula="of:=SUM([.C2:.C40])" office:value-type="float" office:value="966.7" calcext:value-type="float">
            <text:p>966,7</text:p>
          </table:table-cell>
          <table:table-cell table:formula="of:=([.I41]-[.C41])/[.I41]" office:value-type="float" office:value="0.495459290187891" calcext:value-type="float">
            <text:p>0,50</text:p>
          </table:table-cell>
          <table:table-cell table:formula="of:=IF([.C41]=0;0;[.$B$45]*[.$B41]+[.C41]*[.$B$46]+[.C41]*[.$B$45]*[.B41])" office:value-type="float" office:value="10.134550431" calcext:value-type="float">
            <text:p>10,13</text:p>
          </table:table-cell>
          <table:table-cell table:formula="of:=SUM([.F2:.F40])" office:value-type="float" office:value="34223.2" calcext:value-type="float">
            <text:p>34223,2</text:p>
          </table:table-cell>
          <table:table-cell table:formula="of:=([.J41]-[.F41])/[.J41]" office:value-type="float" office:value="0.431262671585735" calcext:value-type="float">
            <text:p>0,43</text:p>
          </table:table-cell>
          <table:table-cell table:formula="of:=IF([.F41]=0;0;[.$B$45]*[.$B41]+[.F41]*[.$B$46]+[.F41]*[.$B$45]*[.$B41])" office:value-type="float" office:value="358.773082011" calcext:value-type="float">
            <text:p>358,77</text:p>
          </table:table-cell>
          <table:table-cell table:formula="of:=SUM([.I2:.I40])" office:value-type="float" office:value="1916" calcext:value-type="float">
            <text:p>1916</text:p>
          </table:table-cell>
          <table:table-cell table:formula="of:=SUM([.J2:.J40])" office:value-type="float" office:value="60174" calcext:value-type="float">
            <text:p>601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6" table:formula="of:=AVERAGE([.B2:.B40])" office:value-type="float" office:value="1" calcext:value-type="float">
            <text:p>1,0</text:p>
          </table:table-cell>
          <table:table-cell table:style-name="ce6" table:formula="of:=AVERAGE([.C2:.C40])" office:value-type="float" office:value="24.7871794871795" calcext:value-type="float">
            <text:p>24,8</text:p>
          </table:table-cell>
          <table:table-cell table:style-name="ce6" table:formula="of:=AVERAGE([.D2:.D40])" office:value-type="float" office:value="0.556187465334257" calcext:value-type="float">
            <text:p>0,6</text:p>
          </table:table-cell>
          <table:table-cell table:formula="of:=AVERAGE([.E2:.E40])" office:value-type="float" office:value="0.252011094261538" calcext:value-type="float">
            <text:p>0,25</text:p>
          </table:table-cell>
          <table:table-cell table:style-name="ce6" table:formula="of:=AVERAGE([.F2:.F40])" office:value-type="float" office:value="877.517948717949" calcext:value-type="float">
            <text:p>877,5</text:p>
          </table:table-cell>
          <table:table-cell table:style-name="ce6" table:formula="of:=AVERAGE([.G2:.G40])" office:value-type="float" office:value="0.508818674171153" calcext:value-type="float">
            <text:p>0,5</text:p>
          </table:table-cell>
          <table:table-cell table:formula="of:=AVERAGE([.H2:.H40])" office:value-type="float" office:value="8.92144022662051" calcext:value-type="float">
            <text:p>8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table:style-name="ce6" table:formula="of:=STDEV([.B2:.B40])" office:value-type="float" office:value="0" calcext:value-type="float">
            <text:p>0,0</text:p>
          </table:table-cell>
          <table:table-cell table:style-name="ce6" table:formula="of:=STDEV([.C2:.C40])" office:value-type="float" office:value="33.51522183228" calcext:value-type="float">
            <text:p>33,5</text:p>
          </table:table-cell>
          <table:table-cell table:style-name="ce6" table:formula="of:=STDEV([.D2:.D40])" office:value-type="float" office:value="0.192450939574768" calcext:value-type="float">
            <text:p>0,2</text:p>
          </table:table-cell>
          <table:table-cell table:formula="of:=STDEV([.E2:.E40])" office:value-type="float" office:value="0.340738228469328" calcext:value-type="float">
            <text:p>0,34</text:p>
          </table:table-cell>
          <table:table-cell table:style-name="ce6" table:formula="of:=STDEV([.F2:.F40])" office:value-type="float" office:value="1460.6331327043" calcext:value-type="float">
            <text:p>1460,6</text:p>
          </table:table-cell>
          <table:table-cell table:style-name="ce6" table:formula="of:=STDEV([.G2:.G40])" office:value-type="float" office:value="0.177626356851526" calcext:value-type="float">
            <text:p>0,2</text:p>
          </table:table-cell>
          <table:table-cell table:formula="of:=STDEV([.H2:.H40])" office:value-type="float" office:value="14.8497692087383" calcext:value-type="float">
            <text:p>14,8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a_new</text:p>
          </table:table-cell>
          <table:table-cell office:value-type="float" office:value="0.010158333" calcext:value-type="float">
            <text:p>0,01015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17:18:24.52088909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8T17:20:57.293170708</dc:date>
    <meta:editing-duration>PT2H30M1S</meta:editing-duration>
    <meta:editing-cycles>19</meta:editing-cycles>
    <meta:document-statistic meta:table-count="1" meta:cell-count="430" meta:object-count="0"/>
  </office:meta>
</office:document-meta>
</file>